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124cm"/>
    </style:style>
    <style:style style:name="co10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Scène 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table:number-columns-repeated="1010"/>
        </table:table-row>
        <table:table-row table:style-name="ro1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1017"/>
        </table:table-row>
        <table:table-row table:style-name="ro1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1017"/>
        </table:table-row>
        <table:table-row table:style-name="ro1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1017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1017"/>
        </table:table-row>
        <table:table-row table:style-name="ro1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1017"/>
        </table:table-row>
        <table:table-row table:style-name="ro1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1017"/>
        </table:table-row>
        <table:table-row table:style-name="ro1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1017"/>
        </table:table-row>
        <table:table-row table:style-name="ro1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1017"/>
        </table:table-row>
        <table:table-row table:style-name="ro1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1017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1017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1017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1017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1017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1017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1017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1017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1017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TeleCorps</text:p>
          </table:table-cell>
          <table:table-cell table:number-columns-repeated="1014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TeleHalo</text:p>
          </table:table-cell>
          <table:table-cell table:number-columns-repeated="1014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1018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1018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021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021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021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021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019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HorlogeCorps</text:p>
          </table:table-cell>
          <table:table-cell table:number-columns-repeated="1014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HorlogeBalancier</text:p>
          </table:table-cell>
          <table:table-cell table:number-columns-repeated="1014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1016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DummyScrollToCour</text:p>
          </table:table-cell>
          <table:table-cell table:number-columns-repeated="1023"/>
        </table:table-row>
        <table:table-row table:style-name="ro1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 style:data-style-name="N2" text:time-value="0000-00-00T06:20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8T09:28:49</dc:date>
    <meta:editing-duration>PT6H37M34S</meta:editing-duration>
    <meta:editing-cycles>63</meta:editing-cycles>
    <meta:generator>LibreOffice/4.0.4.2$Linux_X86_64 LibreOffice_project/400m0$Build-2</meta:generator>
    <meta:document-statistic meta:table-count="1" meta:cell-count="88" meta:object-count="0"/>
  </office:meta>
</office:document-meta>
</file>